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34c" officeooo:paragraph-rsid="0000f34c"/>
    </style:style>
    <style:style style:name="P2" style:family="paragraph" style:parent-style-name="Standard">
      <style:text-properties officeooo:rsid="000201f2" officeooo:paragraph-rsid="00020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l:</text:h>
      <text:p text:style-name="P1">what is the best worse-case complexity for any comparison-based sorting algorithm?</text:p>
      <text:p text:style-name="P1">How could a sorting algorithm avoid comparing elements?</text:p>
      <text:p text:style-name="P1"/>
      <text:h text:style-name="Heading_20_1" text:outline-level="1">Bubble Sort</text:h>
      <text:p text:style-name="P1">Write psuedo code to describe bubble sort.</text:p>
      <text:p text:style-name="P1">What is the worse case comparisons</text:p>
      <text:p text:style-name="P1">worse case sorts</text:p>
      <text:p text:style-name="P1"/>
      <text:h text:style-name="Heading_20_1" text:outline-level="1">Insertion Sort</text:h>
      <text:p text:style-name="P1">Write out the algo for the simple version of Insertionsort applied to an array-based list of integers, using crear psuedocode. </text:p>
      <text:p text:style-name="P1">What is the worse-case complexity of insertionsort in terms of the number of comparisons.</text:p>
      <text:p text:style-name="P1"/>
      <text:h text:style-name="Heading_20_1" text:outline-level="1">Heap Sort</text:h>
      <text:p text:style-name="P2">What are the formal worse-case runtime complexities of heapSo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4:19:00.474376976</meta:creation-date>
    <meta:print-date>2025-02-03T14:36:15.535167286</meta:print-date>
    <dc:date>2025-02-03T14:37:35.133735190</dc:date>
    <meta:editing-duration>PT4M36S</meta:editing-duration>
    <meta:editing-cycles>1</meta:editing-cycles>
    <meta:document-statistic meta:table-count="0" meta:image-count="0" meta:object-count="0" meta:page-count="1" meta:paragraph-count="12" meta:word-count="85" meta:character-count="550" meta:non-whitespace-character-count="476"/>
    <meta:generator>LibreOffice/24.8.3.2$Linux_X86_64 LibreOffice_project/e14c9fdd1f585efcbb2c5363087a99d20928d522</meta:generator>
  </office:meta>
</office:document-meta>
</file>